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nt led = 12; <text:s text:c="4"/></text:p>
      <text:p text:style-name="Standard">int buzzer = 13;</text:p>
      <text:p text:style-name="Standard">int Msensor = 3;</text:p>
      <text:p text:style-name="Standard">int Lsensor = A5; </text:p>
      <text:p text:style-name="Standard">int Lval = 0;</text:p>
      <text:p text:style-name="Standard">int Mval = 0;</text:p>
      <text:p text:style-name="Standard">int Threshold = 400;</text:p>
      <text:p text:style-name="Standard"/>
      <text:p text:style-name="Standard">void setup() {</text:p>
      <text:p text:style-name="Standard"><text:s text:c="2"/>pinMode(led, OUTPUT);</text:p>
      <text:p text:style-name="Standard"><text:s text:c="2"/>pinMode(buzzer, OUTPUT);</text:p>
      <text:p text:style-name="Standard"><text:s text:c="2"/>pinMode(Lsensor, INPUT);</text:p>
      <text:p text:style-name="Standard"><text:s text:c="2"/>pinMode(Msensor, INPUT);</text:p>
      <text:p text:style-name="Standard"><text:s text:c="2"/>Serial.begin(9600); <text:s text:c="7"/></text:p>
      <text:p text:style-name="Standard">}</text:p>
      <text:p text:style-name="Standard"/>
      <text:p text:style-name="Standard">void loop()</text:p>
      <text:p text:style-name="Standard">{</text:p>
      <text:p text:style-name="Standard"><text:s text:c="2"/>delay(1000);</text:p>
      <text:p text:style-name="Standard"><text:s text:c="2"/>Serial.println("===================");</text:p>
      <text:p text:style-name="Standard"><text:s text:c="2"/>Lval = analogRead(Lsensor);</text:p>
      <text:p text:style-name="Standard"><text:s text:c="2"/>//Serial.println(Lval); <text:s text:c="5"/>//Light Intensity</text:p>
      <text:p text:style-name="Standard"><text:s text:c="2"/>if (Lval &gt; Threshold)</text:p>
      <text:p text:style-name="Standard"><text:s text:c="2"/>{ <text:s text:c="10"/></text:p>
      <text:p text:style-name="Standard"><text:s text:c="4"/>digitalWrite(led, LOW);</text:p>
      <text:p text:style-name="Standard"><text:s text:c="4"/>Serial.println("Day Time");</text:p>
      <text:p text:style-name="Standard"><text:s text:c="2"/>} </text:p>
      <text:p text:style-name="Standard"><text:s text:c="2"/>else </text:p>
      <text:p text:style-name="Standard"><text:s text:c="2"/>{</text:p>
      <text:p text:style-name="Standard"><text:s text:c="6"/>digitalWrite(led, HIGH);</text:p>
      <text:p text:style-name="Standard"><text:s/><text:tab/> <text:s/>Serial.println("Night Time");</text:p>
      <text:p text:style-name="Standard"><text:s text:c="2"/>}</text:p>
      <text:p text:style-name="Standard"><text:s text:c="2"/>Mval = digitalRead(Msensor);</text:p>
      <text:p text:style-name="Standard"><text:s text:c="2"/>if(Mval == HIGH)</text:p>
      <text:p text:style-name="Standard"><text:s text:c="2"/>{</text:p>
      <text:p text:style-name="Standard"><text:s text:c="4"/>tone(buzzer,1000);</text:p>
      <text:p text:style-name="Standard"><text:s text:c="4"/>Serial.println("Motion Detected");</text:p>
      <text:p text:style-name="Standard"><text:s text:c="2"/>}</text:p>
      <text:p text:style-name="Standard"><text:s text:c="2"/>else</text:p>
      <text:p text:style-name="Standard"><text:s text:c="2"/>{</text:p>
      <text:p text:style-name="Standard"><text:s text:c="4"/>tone(buzzer,0);</text:p>
      <text:p text:style-name="Standard"><text:s text:c="4"/>Serial.println("No Motion");</text:p>
      <text:p text:style-name="Standard"><text:s text:c="2"/>}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0T14:46:17.490536558</meta:creation-date>
    <dc:date>2022-09-20T14:46:41.150435417</dc:date>
    <meta:editing-duration>PT24S</meta:editing-duration>
    <meta:editing-cycles>1</meta:editing-cycles>
    <meta:document-statistic meta:table-count="0" meta:image-count="0" meta:object-count="0" meta:page-count="1" meta:paragraph-count="42" meta:word-count="87" meta:character-count="755" meta:non-whitespace-character-count="600"/>
    <meta:generator>LibreOffice/6.4.7.2$Linux_X86_64 LibreOffice_project/40$Build-2</meta:generator>
  </office:meta>
</office:document-meta>
</file>